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9f136" officeooo:paragraph-rsid="0009f136"/>
    </style:style>
    <style:style style:name="P2" style:family="paragraph" style:parent-style-name="Standard">
      <style:text-properties fo:language="de" fo:country="DE" fo:font-style="italic" officeooo:rsid="0009f136" officeooo:paragraph-rsid="0009f136" style:font-style-asian="italic" style:font-style-complex="italic"/>
    </style:style>
    <style:style style:name="P3" style:family="paragraph" style:parent-style-name="Standard">
      <style:text-properties officeooo:paragraph-rsid="0009f136"/>
    </style:style>
    <style:style style:name="P4" style:family="paragraph" style:parent-style-name="Standard">
      <style:text-properties fo:language="de" fo:country="DE" officeooo:rsid="0009f136" officeooo:paragraph-rsid="0009f136"/>
    </style:style>
    <style:style style:name="P5" style:family="paragraph" style:parent-style-name="Standard">
      <style:text-properties fo:language="de" fo:country="DE" officeooo:rsid="000d7672" officeooo:paragraph-rsid="000d76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0fa5" style:font-style-asian="italic" style:font-style-complex="italic"/>
    </style:style>
    <style:style style:name="T4" style:family="text">
      <style:text-properties fo:language="de" fo:country="DE" fo:font-style="italic" officeooo:rsid="0009f136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uthor</text:span>: Mark Uwe Kling (* 1982 in Stuttgart, Aktiv als Kleinkünstler)</text:p>
      <text:p text:style-name="P1"><text:span text:style-name="T1">Epoche/Zeit</text:span>: Ersterscheinung 2017</text:p>
      <text:p text:style-name="P1"><text:span text:style-name="T1">Genre</text:span>: Science Fiction</text:p>
      <text:p text:style-name="P1"><text:span text:style-name="T1">Gründe für die Auswahl</text:span>:Buch ist lustig u. Gesellschaftskritisch</text:p>
      <text:p text:style-name="P1"><text:span text:style-name="T1">Figuren</text:span>: </text:p>
      <text:p text:style-name="P1"><text:tab/><text:span text:style-name="T1">Menschen</text:span>:</text:p>
      <text:p text:style-name="P1"><text:tab/><text:tab/>Peter Arbeitsloser: <text:span text:style-name="T2">Der Hauptprotagonist; ist Besitzer eines <text:tab/><text:tab/><text:tab/><text:tab/>Gebrauchtwarenladens mit eingebauter Schrottpresse,</text:span></text:p>
      <text:p text:style-name="P2"><text:tab/><text:tab/>in dem er eine Gruppe defekter Roboter beherbergt</text:p>
      <text:p text:style-name="P1"><text:tab/><text:tab/>Aisha Ärztin: <text:span text:style-name="T2">Wahlkampfchefin von John of Us</text:span></text:p>
      <text:p text:style-name="P1"><text:tab/><text:tab/>Tony Parteichef: <text:span text:style-name="T2">Chef der </text:span><text:span text:style-name="T3">Fortschrittspartei</text:span></text:p>
      <text:p text:style-name="P1"><text:tab/><text:tab/>Sandra Admin: <text:span text:style-name="T2">Peters (Ex-)Freundin</text:span></text:p>
      <text:p text:style-name="P1"><text:tab/><text:tab/>Melissa Sexarbeiterin</text:p>
      <text:p text:style-name="P1"><text:tab/><text:tab/>Der Alte: <text:span text:style-name="T2">ein zurückgezogen lebender Informatiker, der der modernen <text:tab/><text:tab/>Technik und Gesellschaft nicht vertraut (Ist laut Theorien von Lesern <text:tab/><text:tab/>eine Repräsentation des Authors)</text:span></text:p>
      <text:p text:style-name="P1"><text:tab/><text:tab/>Julia Nonne: <text:span text:style-name="T2">Eine bekannte Fernsehperönlichkeit in die Romeo <text:tab/><text:tab/><text:tab/>verknallt ist</text:span></text:p>
      <text:p text:style-name="P1"><text:tab/><text:tab/>Henryk Ingenieur: <text:span text:style-name="T2">Reichster Mann der Welt (Parodie von Jeff Bezos)</text:span></text:p>
      <text:p text:style-name="P3"><text:span text:style-name="T4"><text:tab/><text:tab/></text:span><text:span text:style-name="T5">Martyn Aufsichtsrat-Stiftungspräsident-Berater-im-Präsidentialamt-<text:tab/><text:tab/><text:tab/>Vorstand</text:span><text:span text:style-name="T4">: </text:span></text:p>
      <text:p text:style-name="P1"><text:tab/><text:span text:style-name="T1">Roboter</text:span>:</text:p>
      <text:p text:style-name="P1"><text:tab/><text:tab/>John of Us: <text:span text:style-name="T2">Erster nichtmenschlicher Präsidentschaftskandidat <text:tab/><text:tab/><text:tab/>Qualitylands, </text:span><text:span text:style-name="T3">Tritt für die Fortschrittspartei</text:span></text:p>
      <text:p text:style-name="P1"><text:tab/><text:tab/><text:span text:style-name="T1">Peters Roboter</text:span>:</text:p>
      <text:p text:style-name="P1"><text:tab/><text:tab/><text:tab/>Mickey: <text:span text:style-name="T2">Ein Kampfroboter mit Posttraumatischer <text:tab/><text:tab/><text:tab/><text:tab/><text:tab/><text:tab/>Belastungsstörung</text:span></text:p>
      <text:p text:style-name="P1"><text:tab/><text:tab/><text:tab/>Pink: <text:span text:style-name="T2">Ein Qualitypad, welches die Persönlichkeit des Kängurus <text:tab/><text:tab/><text:tab/>aus dem Känguru-Chroniken simuliert</text:span></text:p>
      <text:p text:style-name="P1"><text:tab/><text:tab/><text:tab/>Kalliope 7.3: <text:span text:style-name="T2">Eine Roboterpoetin mit Schreibblockade</text:span></text:p>
      <text:p text:style-name="P1"><text:tab/><text:tab/><text:tab/>Romeo: <text:span text:style-name="T2">Ein Sexroboter, der das Interesse am <text:tab/><text:tab/><text:tab/><text:tab/><text:tab/><text:tab/>Geschlechtverkehr verloren hat.</text:span></text:p>
      <text:p text:style-name="P1"><text:tab/><text:tab/><text:tab/>Carrie: <text:span text:style-name="T2">Eine Lieferdrone mit Flugangst</text:span></text:p>
      <text:p text:style-name="P1"><text:span text:style-name="T1">Inhaltsangabe</text:span>: </text:p>
      <text:p text:style-name="P1"><text:span text:style-name="T1">Zentrale Themen u. Konflikte</text:span>:</text:p>
      <text:p text:style-name="P1"><text:span text:style-name="T1">Struktur, Erzähltechnik, Stil</text:span>:</text:p>
      <text:p text:style-name="P1"/>
      <text:p text:style-name="P1"><text:span text:style-name="T1">Persönliche Bewertung</text:span>:</text:p>
      <text:p text:style-name="P1">★★★★★★★★★★/★★★★★</text:p>
      <text:p text:style-name="P5">gut geschrieben, spannend, aber trotzdem witzig, realistisch durch z.B. FeSaZu<text:span text:style-name="T6">™ Werbung</text:span>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3pt" fo:language="de" fo:country="DE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Arial" fo:font-size="13pt" fo:language="de" fo:country="DE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08:17:07.028446906</meta:creation-date>
    <dc:date>2023-02-28T13:02:10.165628372</dc:date>
    <meta:editing-duration>PT2H15M23S</meta:editing-duration>
    <meta:editing-cycles>4</meta:editing-cycles>
    <meta:generator>LibreOffice/7.4.5.1$Linux_X86_64 LibreOffice_project/40$Build-1</meta:generator>
    <meta:document-statistic meta:table-count="0" meta:image-count="0" meta:object-count="0" meta:page-count="1" meta:paragraph-count="30" meta:word-count="185" meta:character-count="1624" meta:non-whitespace-character-count="1394"/>
  </office:meta>
</office:document-meta>
</file>